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lace figures with ones from thesis.</text:p>
      <text:p text:style-name="P1">Replace numbers.</text:p>
      <text:p text:style-name="P1">Add in results</text:p>
      <text:p text:style-name="P1">behavioural experi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05:27</meta:creation-date>
    <dc:date>2016-04-15T15:28:45</dc:date>
    <meta:editing-duration>PT5M21S</meta:editing-duration>
    <meta:editing-cycles>4</meta:editing-cycles>
    <meta:generator>LibreOffice/3.5$MacOSX_x86 LibreOffice_project/e0fbe70-dcba98b-297ab39-994e618-0f858f0</meta:generator>
    <meta:document-statistic meta:table-count="0" meta:image-count="0" meta:object-count="0" meta:page-count="1" meta:paragraph-count="4" meta:word-count="13" meta:character-count="90" meta:non-whitespace-character-count="81"/>
  </office:meta>
</office:document-meta>
</file>